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officeooo:rsid="0014127a" officeooo:paragraph-rsid="0014127a"/>
    </style:style>
    <style:style style:name="P2" style:family="paragraph" style:parent-style-name="Standard">
      <style:paragraph-properties fo:text-align="center" style:justify-single-word="false"/>
      <style:text-properties style:font-name="Ubuntu" style:text-underline-style="none" officeooo:rsid="0014127a" officeooo:paragraph-rsid="0014127a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Ubuntu" style:text-underline-style="none" officeooo:rsid="0014127a" officeooo:paragraph-rsid="001412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2">Tom Husen</text:p>
      <text:p text:style-name="P2"/>
      <text:list xml:id="list7766220834760200490" text:style-name="L1">
        <text:list-item>
          <text:p text:style-name="P3">Part 1 of this assignment was pretty straight forward. <text:s/>For the first part all we had to do was create instances of the <text:span text:style-name="T1">group </text:span><text:span text:style-name="T2">and </text:span><text:span text:style-name="T1">passwd</text:span><text:span text:style-name="T2"> structs for the same file we were accessing, and using those structs it’s really easy to get the </text:span><text:span text:style-name="T1">username</text:span><text:span text:style-name="T2"> and </text:span><text:span text:style-name="T1">group name</text:span><text:span text:style-name="T2"> for that specific file – and then add those to the output for the rest of the information. <text:s/>The second section of part 1 was also pretty straight forward. <text:s/>All that was needed was to add a for loop that will repeat as many times as there are more files passed as arguments. <text:s/>Then we needed to change where some of the other calls obtained each file. <text:s/>Rather than just argv[1] we had to change to argv[i] so that it will access the next file that is passed as an argument – rather than just the first one. Also needed to set fname = i, for the same reason. <text:s/>Files named testFile.txt, secondFile.txt, and thirdFile.txt were all created just to test the program. </text:span></text:p>
        </text:list-item>
        <text:list-item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7:22:25.162903305</meta:creation-date>
    <dc:date>2016-10-12T17:29:27.730637998</dc:date>
    <meta:editing-duration>PT7M5S</meta:editing-duration>
    <meta:editing-cycles>1</meta:editing-cycles>
    <meta:document-statistic meta:table-count="0" meta:image-count="0" meta:object-count="0" meta:page-count="1" meta:paragraph-count="4" meta:word-count="175" meta:character-count="943" meta:non-whitespace-character-count="764"/>
    <meta:generator>LibreOffice/5.1.4.2$Linux_X86_64 LibreOffice_project/10m0$Build-2</meta:generator>
  </office:meta>
</office:document-meta>
</file>